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FunctionQueryNode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FunctionQueryNode.PropertyFunctionQueryNode( QueryNode parent , String functio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FunctionQueryNode.getFunc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FunctionQueryNode.accept( QueryNod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FunctionQueryNod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FunctionQueryNode.needsSystem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